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stroke="solid" draw:stroke-dash="Fine_20_Dashed_20__28_var_29_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6cm"/>
    </style:style>
    <style:style style:name="gr6" style:family="graphic" style:parent-style-name="standard">
      <style:graphic-properties draw:fill="solid" draw:fill-color="#ffffcc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19cm"/>
    </style:style>
    <style:style style:name="gr8" style:family="graphic" style:parent-style-name="objectwithoutfill">
      <style:graphic-properties draw:stroke="dash" draw:stroke-dash="Ultrafine_20_Dashed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style:font-name="Helvetica" fo:font-size="14pt" style:font-size-asian="14pt" style:font-size-complex="14pt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style:font-name="Helvetica1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style:font-name="Helvetica" fo:font-size="14pt" style:font-size-asian="14pt" style:font-size-complex="14pt"/>
    </style:style>
    <style:style style:name="T1" style:family="text">
      <style:text-properties style:font-name="Helvetica" fo:font-size="14pt" style:font-size-asian="14pt" style:font-size-complex="14pt"/>
    </style:style>
    <style:style style:name="T2" style:family="text">
      <style:text-properties style:font-name="Monaco" fo:font-size="12pt" style:font-size-asian="12pt" style:font-size-complex="12pt"/>
    </style:style>
    <style:style style:name="T3" style:family="text">
      <style:text-properties style:font-name="Helvetica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cm" svg:height="7.6cm" svg:x="2.6cm" svg:y="18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6cm" svg:height="7.6cm" svg:x="2.6cm" svg:y="5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637cm" svg:y1="4.439cm" svg:x2="7.428cm" svg:y2="6.496cm" draw:start-shape="id1" draw:start-glue-point="8" draw:end-shape="id2" draw:end-glue-point="0" svg:d="m10637 4439v1029h-3209v1028" svg:viewBox="0 0 3210 2058">
          <text:p/>
        </draw:connector>
        <draw:custom-shape draw:style-name="gr3" draw:text-style-name="P3" xml:id="id1" draw:id="id1" draw:layer="layout" svg:width="7.614cm" svg:height="1.806cm" svg:x="6.83cm" svg:y="2.633cm">
          <text:p text:style-name="P2"><text:span text:style-name="T1">Multivariate symmetric</text:span></text:p>
          <text:p text:style-name="P2"><text:span text:style-name="T1">templat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4.242cm" svg:y1="4.439cm" svg:x2="7.428cm" svg:y2="6.496cm" draw:start-shape="id3" draw:start-glue-point="8" draw:end-shape="id2" svg:d="m4242 4439v1029h3186v1028" svg:viewBox="0 0 3187 2058">
          <text:p/>
        </draw:connector>
        <draw:frame draw:style-name="gr4" draw:text-style-name="P1" draw:layer="layout" svg:width="4.486cm" svg:height="0.962cm" draw:transform="rotate (1.5707963267949) translate (2.729cm 12.084cm)">
          <draw:text-box>
            <text:p text:style-name="P1">Stage 1</text:p>
          </draw:text-box>
        </draw:frame>
        <draw:frame draw:style-name="gr5" draw:text-style-name="P1" draw:layer="layout" svg:width="4.486cm" svg:height="0.962cm" draw:transform="rotate (1.5707963267949) translate (2.779cm 24.856cm)">
          <draw:text-box>
            <text:p text:style-name="P1">Stage 2</text:p>
          </draw:text-box>
        </draw:frame>
        <draw:rect draw:style-name="gr6" draw:text-style-name="P3" xml:id="id2" draw:id="id2" draw:layer="layout" svg:width="7.068cm" svg:height="1.789cm" svg:x="3.894cm" svg:y="6.496cm">
          <text:p text:style-name="P2"><text:span text:style-name="T1">Generate feature images</text:span></text:p>
          <text:p text:style-name="P2"><text:span text:style-name="T2">(createFeatureImages.sh)</text:span></text:p>
        </draw:rect>
        <draw:frame draw:style-name="gr7" draw:text-style-name="P5" draw:layer="layout" svg:width="10.638cm" svg:height="1.657cm" svg:x="2.269cm" svg:y="0.424cm">
          <draw:text-box>
            <text:p text:style-name="P4"><text:span text:style-name="T3">Training</text:span></text:p>
            <text:p text:style-name="P4"><text:span text:style-name="T3"><text:s/></text:span><text:span text:style-name="T3">(RF model construction)</text:span></text:p>
          </draw:text-box>
        </draw:frame>
        <draw:custom-shape draw:style-name="gr3" draw:text-style-name="P3" xml:id="id6" draw:id="id6" draw:layer="layout" svg:width="6.045cm" svg:height="1.584cm" svg:x="4.421cm" svg:y="11.283cm">
          <text:p text:style-name="P2"><text:span text:style-name="T1">Stage 1</text:span></text:p>
          <text:p text:style-name="P2"><text:span text:style-name="T1">RF mode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6" draw:text-style-name="P3" xml:id="id5" draw:id="id5" draw:layer="layout" svg:width="7.068cm" svg:height="1.636cm" svg:x="3.904cm" svg:y="8.937cm">
          <text:p text:style-name="P2"><text:span text:style-name="T1">Create RF model</text:span></text:p>
          <text:p text:style-name="P2"><text:span text:style-name="T2">(createModel.R)</text:span></text:p>
        </draw:rect>
        <draw:connector draw:style-name="gr8" draw:text-style-name="P1" draw:layer="layout" svg:x1="10.962cm" svg:y1="7.39cm" svg:x2="10.877cm" svg:y2="15.059cm" draw:start-shape="id2" draw:start-glue-point="1" draw:end-shape="id4" draw:end-glue-point="1" svg:d="m10962 7390h501v7669h-586" svg:viewBox="0 0 587 7670">
          <text:p text:style-name="P1"><text:s/></text:p>
        </draw:connector>
        <draw:connector draw:style-name="gr9" draw:text-style-name="P1" draw:layer="layout" draw:type="line" svg:x1="7.428cm" svg:y1="8.285cm" svg:x2="7.438cm" svg:y2="8.937cm" draw:start-shape="id2" draw:start-glue-point="2" draw:end-shape="id5" draw:end-glue-point="0" svg:d="m7428 8285 10 652" svg:viewBox="0 0 11 653">
          <text:p/>
        </draw:connector>
        <draw:connector draw:style-name="gr9" draw:text-style-name="P1" draw:layer="layout" draw:type="line" svg:x1="7.438cm" svg:y1="10.573cm" svg:x2="7.443cm" svg:y2="11.283cm" draw:start-shape="id5" draw:start-glue-point="2" draw:end-shape="id6" draw:end-glue-point="5" svg:d="m7438 10573 5 710" svg:viewBox="0 0 6 711">
          <text:p/>
        </draw:connector>
        <draw:custom-shape draw:style-name="gr3" draw:text-style-name="P3" xml:id="id3" draw:id="id3" draw:layer="layout" svg:width="7.517cm" svg:height="1.859cm" svg:x="0.483cm" svg:y="2.58cm">
          <text:p text:style-name="P2"><text:span text:style-name="T1">Multimodal MRI</text:span></text:p>
          <text:p text:style-name="P2"><text:span text:style-name="T1">training dat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6" draw:text-style-name="P3" xml:id="id7" draw:id="id7" draw:layer="layout" svg:width="7.068cm" svg:height="1.789cm" svg:x="3.895cm" svg:y="19.538cm">
          <text:p text:style-name="P2"><text:span text:style-name="T1">Generate feature images</text:span></text:p>
          <text:p text:style-name="P2"><text:span text:style-name="T2">(createFeatureImages.sh)</text:span></text:p>
        </draw:rect>
        <draw:custom-shape draw:style-name="gr3" draw:text-style-name="P3" xml:id="id9" draw:id="id9" draw:layer="layout" svg:width="6.045cm" svg:height="1.608cm" svg:x="4.422cm" svg:y="24.325cm">
          <text:p text:style-name="P2"><text:span text:style-name="T1">Stage 2</text:span></text:p>
          <text:p text:style-name="P2"><text:span text:style-name="T1">RF mode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6" draw:text-style-name="P3" xml:id="id8" draw:id="id8" draw:layer="layout" svg:width="7.068cm" svg:height="1.636cm" svg:x="3.905cm" svg:y="21.979cm">
          <text:p text:style-name="P2"><text:span text:style-name="T1">Create RF model</text:span></text:p>
          <text:p text:style-name="P2"><text:span text:style-name="T2">(createModel.R)</text:span></text:p>
        </draw:rect>
        <draw:connector draw:style-name="gr9" draw:text-style-name="P1" draw:layer="layout" draw:type="line" svg:x1="7.429cm" svg:y1="21.327cm" svg:x2="7.439cm" svg:y2="21.979cm" draw:start-shape="id7" draw:start-glue-point="2" draw:end-shape="id8" draw:end-glue-point="0" svg:d="m7429 21327 10 652" svg:viewBox="0 0 11 653">
          <text:p/>
        </draw:connector>
        <draw:connector draw:style-name="gr9" draw:text-style-name="P1" draw:layer="layout" draw:type="line" svg:x1="7.439cm" svg:y1="23.615cm" svg:x2="7.444cm" svg:y2="24.325cm" draw:start-shape="id8" draw:start-glue-point="2" draw:end-shape="id9" draw:end-glue-point="5" svg:d="m7439 23615 5 710" svg:viewBox="0 0 6 711">
          <text:p/>
        </draw:connector>
        <draw:connector draw:style-name="gr9" draw:text-style-name="P1" draw:layer="layout" draw:type="line" svg:x1="7.417cm" svg:y1="12.798cm" svg:x2="7.416cm" svg:y2="14.059cm" draw:end-shape="id4" draw:end-glue-point="0" svg:d="m7417 12798-1 1261" svg:viewBox="0 0 2 1262">
          <text:p/>
        </draw:connector>
        <draw:custom-shape draw:style-name="gr3" draw:text-style-name="P3" xml:id="id10" draw:id="id10" draw:layer="layout" svg:width="6.045cm" svg:height="1.639cm" svg:x="4.388cm" svg:y="16.898cm">
          <text:p text:style-name="P2"><text:span text:style-name="T1">RF voting outpu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" draw:layer="layout" draw:type="line" svg:x1="7.41cm" svg:y1="18.537cm" svg:x2="7.429cm" svg:y2="19.538cm" draw:start-shape="id10" draw:start-glue-point="8" draw:end-shape="id7" draw:end-glue-point="0" svg:d="m7410 18537 19 1001" svg:viewBox="0 0 20 1002">
          <text:p/>
        </draw:connector>
        <draw:rect draw:style-name="gr6" draw:text-style-name="P7" xml:id="id4" draw:id="id4" draw:layer="layout" svg:width="6.922cm" svg:height="2cm" svg:x="3.955cm" svg:y="14.059cm">
          <text:p text:style-name="P6"><text:span text:style-name="T1">Apply RF model to </text:span></text:p>
          <text:p text:style-name="P6"><text:span text:style-name="T1">training data</text:span></text:p>
          <text:p text:style-name="P6"><text:span text:style-name="T2">(applyModel.R)</text:span></text:p>
        </draw:rect>
        <draw:connector draw:style-name="gr9" draw:text-style-name="P1" draw:layer="layout" draw:type="line" svg:x1="7.416cm" svg:y1="16.059cm" svg:x2="7.41cm" svg:y2="16.898cm" draw:start-shape="id4" draw:start-glue-point="2" draw:end-shape="id10" draw:end-glue-point="5" svg:d="m7416 16059-6 839" svg:viewBox="0 0 7 8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991cm" fo:margin-right="1cm" fo:page-width="15.24cm" fo:page-height="27.3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holas Tustison</meta:initial-creator>
    <meta:creation-date>2012-03-23T15:50:10</meta:creation-date>
    <dc:date>2014-04-29T19:15:08.374406000</dc:date>
    <meta:editing-duration>P1DT21H56M17S</meta:editing-duration>
    <meta:editing-cycles>61</meta:editing-cycles>
    <meta:generator>LibreOffice/4.1.5.3$MacOSX_x86 LibreOffice_project/1c1366bba2ba2b554cd2ca4d87c06da81c05d24</meta:generator>
    <meta:document-statistic meta:object-count="25"/>
  </office:meta>
</office:document-meta>
</file>